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Normale" style:list-style-name="LFO1" style:family="paragraph"/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Normale" style:list-style-name="LFO1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list-style-name="LFO1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Normale" style:list-style-name="LFO1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list-style-name="LFO2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Normale" style:list-style-name="LFO2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Normale" style:list-style-name="LFO2" style:family="paragraph"/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Normale" style:list-style-name="LFO2" style:family="paragraph"/>
    <style:style style:name="T29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l <text:span text:style-name="T2">Santuario della Madonna della Pioggia e di San Bartolomeo di Reno</text:span> (Via Riva di Reno, 124, angolo Via Galliera) a Bologna, ospita il "Paesaggio con Bartolomeo" che è un'opera del pittore bolognese <text:span text:style-name="T3">Ludovico Mattioli</text:span>.</text:p>
      <text:p text:style-name="Normale"><text:span text:style-name="T4">🖼️</text:span><text:span text:style-name="T5"><text:s/>Il "Paesaggio con San Bartolomeo" di Ludovico Mattioli</text:span></text:p>
      <text:p text:style-name="Normale">L'opera menzionata si trova lungo la scalinata che conduce ai locali superiori della chiesa e non è un dipinto di Annibale, come erroneamente li viene attribuito,  ma di un suo successore di scuola bolognese.</text:p>
      <text:list text:style-name="LFO1" text:continue-numbering="true">
        <text:list-item>
          <text:p text:style-name="P6"><text:span text:style-name="T7">Artista:</text:span> <text:span text:style-name="T8">Ludovico Mattioli</text:span> (1662-1747)</text:p>
        </text:list-item>
        <text:list-item>
          <text:p text:style-name="P9"><text:span text:style-name="T10">Titolo (probabile):</text:span> <text:span text:style-name="T11">Paesaggio con San Bartolomeo</text:span></text:p>
        </text:list-item>
        <text:list-item>
          <text:p text:style-name="P12"><text:span text:style-name="T13">Collocazione:</text:span> Scalinata del Santuario della Madonna della Pioggia e di San Bartolomeo di Reno, Bologna.</text:p>
        </text:list-item>
        <text:list-item>
          <text:p text:style-name="P14"><text:span text:style-name="T15">Datazione:</text:span> XVIII secolo.</text:p>
        </text:list-item>
      </text:list>
      <text:p text:style-name="Normale"><text:span text:style-name="T16">Contesto Storico e Artistico:</text:span></text:p>
      <text:list text:style-name="LFO2" text:continue-numbering="true">
        <text:list-item>
          <text:p text:style-name="P17"><text:span text:style-name="T18">Il Paesaggio nel '700:</text:span> Sebbene Annibale Carracci sia stato il pioniere del "paesaggio ideale" nel Seicento, Ludovico Mattioli opera in un'epoca successiva, il Settecento, in cui il genere paesaggistico era ormai pienamente sviluppato e autonomo. Mattioli, un artista bolognese attivo tra la fine del Seicento e l'inizio del Settecento, era noto non solo per le sue tele ma anche come <text:span text:style-name="T19">incisore</text:span> e <text:span text:style-name="T20">pittore paesaggista</text:span>.</text:p>
        </text:list-item>
        <text:list-item>
          <text:p text:style-name="P21"><text:span text:style-name="T22">Lo Stile:</text:span> I suoi paesaggi sono tipici del gusto tardo-barocco e rococò. A differenza della solenne e "eroica" natura di Annibale, le opere di Mattioli presentano uno stile più <text:span text:style-name="T23">pittorico</text:span>, <text:span text:style-name="T24">arioso</text:span> e meno strutturato, con una predilezione per l'atmosfera e gli effetti luminosi.</text:p>
        </text:list-item>
        <text:list-item>
          <text:p text:style-name="P25"><text:span text:style-name="T26">La Chiesa:</text:span> Il Santuario della Madonna della Pioggia (o San Bartolomeo di Reno) ha subito numerosi rifacimenti nel corso dei secoli. La chiesa attuale è prevalentemente del <text:span text:style-name="T27">Settecento</text:span> (ricostruita su progetto attribuito ad Alfonso Torreggiani), e le opere come quella di Mattioli si inseriscono in questo contesto decorativo settecentesco.</text:p>
        </text:list-item>
        <text:list-item>
          <text:p text:style-name="P28"><text:span text:style-name="T29">Iconografia:</text:span> L'inserimento di San Bartolomeo, l'apostolo martirizzato, funge da riferimento all'antica dedicazione della chiesa e dell'annesso ospizio.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1:04:00Z</meta:creation-date>
    <dc:date>2025-11-01T21:05:00Z</dc:date>
    <meta:template xlink:href="Normal.dotm" xlink:type="simple"/>
    <meta:editing-cycles>1</meta:editing-cycles>
    <meta:editing-duration>PT60S</meta:editing-duration>
    <meta:document-statistic meta:page-count="1" meta:paragraph-count="3" meta:word-count="285" meta:character-count="1913" meta:row-count="13" meta:non-whitespace-character-count="1631"/>
  </office:meta>
</office:document-meta>
</file>